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8">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list-style-name="WWNum5">
      <style:paragraph-properties fo:margin-left="1in" fo:margin-right="0in" fo:text-indent="-0.25in" style:auto-text-indent="false"/>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master-page-name="Standard">
      <style:paragraph-properties fo:orphans="0" fo:widows="0" style:page-number="1"/>
    </style:style>
    <style:style style:name="P1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font-weight="bold" style:font-weight-asian="bold"/>
    </style:style>
    <style:style style:name="T7" style:family="text">
      <style:text-properties fo:color="#ff00ff" fo:font-weight="bold" style:font-weight-asian="bold"/>
    </style:style>
    <style:style style:name="T8" style:family="text">
      <style:text-properties fo:color="#ff00ff"/>
    </style:style>
    <style:style style:name="T9" style:family="text">
      <style:text-properties fo:color="#ff00ff" fo:font-style="italic" style:font-style-asian="italic"/>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LGCWDW <text:s/>- </text:span><text:span text:style-name="T2">180 <text:s text:c="2"/></text:span></text:p>
      <text:p text:style-name="P1"><text:span text:style-name="T6">Colour key - </text:span><text:span text:style-name="T7">Venn</text:span><text:span text:style-name="T6"> </text:span><text:span text:style-name="T11">Pedro </text:span><text:span text:style-name="T3">Jill</text:span></text:p>
      <text:p text:style-name="P2"/>
      <text:p text:style-name="P1"><text:span text:style-name="T6">The Jill</text:span></text:p>
      <text:p text:style-name="P1"><text:a xlink:type="simple" xlink:href="https://meet.jit.si/jordan9000#config.disableAP=true&amp;config.disableAEC=true&amp;config.disableAGC=true" text:style-name="ListLabel_20_91" text:visited-style-name="ListLabel_20_91"><text:span text:style-name="T14">https://meet.jit.si/jordan9000#config.disableAP=true&amp;config.disableAEC=true&amp;config.disableAGC=true</text:span></text:a></text:p>
      <text:p text:style-name="P3"/>
      <text:p text:style-name="P1"><text:span text:style-name="T6">The Pedro </text:span></text:p>
      <text:p text:style-name="P1"><text:a xlink:type="simple" xlink:href="https://meet.jit.si/pedro9000#config.disableAP=true&amp;config.disableAEC=true&amp;config.disableAGC=true" text:style-name="ListLabel_20_91" text:visited-style-name="ListLabel_20_91"><text:span text:style-name="T14">https://meet.jit.si/pedro9000#config.disableAP=true&amp;config.disableAEC=true&amp;config.disableAGC=true</text:span></text:a></text:p>
      <text:p text:style-name="P2"/>
      <text:p text:style-name="P1"><draw:rect text:anchor-type="as-char" style:rel-width="100%" draw:z-index="0" draw:style-name="gr1" draw:text-style-name="P18"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8" svg:width="0.0012in" svg:height="0.0213in"><text:p/></draw:rect></text:p>
      <text:p text:style-name="P1"><text:span text:style-name="T16">Post story suggestions </text:span><text:span text:style-name="T17">HAR</text:span><text:span text:style-name="T18">!</text:span></text:p>
      <text:p text:style-name="P1"/>
      <text:p text:style-name="P1">1.</text:p>
      <text:p text:style-name="P1">2.</text:p>
      <text:p text:style-name="P1">3.</text:p>
      <text:p text:style-name="P1"><text:soft-page-break/>4.</text:p>
      <text:p text:style-name="P1">5.</text:p>
      <text:p text:style-name="P1"><draw:rect text:anchor-type="as-char" style:rel-width="100%" draw:z-index="2" draw:style-name="gr1" draw:text-style-name="P18"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18" svg:width="0.0012in" svg:height="0.0213in"><text:p/></draw:rect></text:p>
      <text:p text:style-name="P1"><text:span text:style-name="T6">What we’re up to :</text:span></text:p>
      <text:p text:style-name="P1"><text:span text:style-name="T6">V - I made a camera do a thing… BLAM! </text:span></text:p>
      <text:p text:style-name="P1"><text:span text:style-name="T6">J - Had a great time at the Long Beach Women in Tech meetup Monday talking to people about how they are using Linux in their projects, and spreading the love of Linux, Linux Gaming and LWDW!</text:span></text:p>
      <text:p text:style-name="P1"><text:span text:style-name="T6">P - </text:span></text:p>
      <text:p text:style-name="Standard"><draw:rect text:anchor-type="as-char" style:rel-width="100%" draw:z-index="4" draw:style-name="gr1" draw:text-style-name="P18" svg:width="0.0012in" svg:height="0.0213in"><text:p/></draw:rect></text:p>
      <text:p text:style-name="Standard">News</text:p>
      <text:p text:style-name="Standard"/>
      <text:p text:style-name="Standard"><text:span text:style-name="T3">Dropbox FS support</text:span></text:p>
      <text:p text:style-name="Standard"><text:a xlink:type="simple" xlink:href="https://www.linuxuprising.com/2019/07/dropbox-brings-back-support-for-zfs-xfs.html" text:style-name="ListLabel_20_92" text:visited-style-name="ListLabel_20_92"><text:span text:style-name="T15">https://www.linuxuprising.com/2019/07/dropbox-brings-back-support-for-zfs-xfs.html</text:span></text:a></text:p>
      <text:list xml:id="list2141198323" text:style-name="WWNum9">
        <text:list-item>
          <text:p text:style-name="P5"><text:span text:style-name="T8">No ReiserFS? </text:span></text:p>
        </text:list-item>
        <text:list-item>
          <text:p text:style-name="P5"><text:span text:style-name="T4">Last August we talked about Dropbox dropping support for ZFS, XFS, Btrfs and eCryptFS on Linux, and now they are bringing it back!</text:span></text:p>
        </text:list-item>
        <text:list-item>
          <text:p text:style-name="P5"><text:span text:style-name="T4">Dropbox is backpedaling because they realize many of their clients live in a containerized world with multiple file systems.</text:span></text:p>
        </text:list-item>
        <text:list-item>
          <text:p text:style-name="P5"><text:span text:style-name="T4">Turns out that this was bad for people or businesses using encrypted Ext4, or the widely used XFS file system in their workflow.</text:span></text:p>
        </text:list-item>
        <text:list-item>
          <text:p text:style-name="P5"><text:soft-page-break/><text:span text:style-name="T12">Someone forgot servers usually use XFS and ZFS, didn’t they?</text:span></text:p>
        </text:list-item>
        <text:list-item>
          <text:p text:style-name="P5"><text:span text:style-name="T12">Or like Jill mentioned, encrypted ext4.</text:span></text:p>
        </text:list-item>
        <text:list-item>
          <text:p text:style-name="P5"><text:span text:style-name="T8">Let’s be honest, this didn’t affect your average Desktop user. </text:span></text:p>
        </text:list-item>
        <text:list-item>
          <text:p text:style-name="P5"><text:span text:style-name="T8">I say this as someone using XFS. </text:span></text:p>
        </text:list-item>
        <text:list-item>
          <text:p text:style-name="P5"><text:span text:style-name="T9">Aaand </text:span><text:span text:style-name="T8">companies affected by this have found other solutions. </text:span></text:p>
        </text:list-item>
        <text:list-item>
          <text:p text:style-name="P5"><text:span text:style-name="T8">Silly move by Dropbox. </text:span></text:p>
        </text:list-item>
      </text:list>
      <text:p text:style-name="Standard"/>
      <text:p text:style-name="Standard"><text:span text:style-name="T8">VLC alert</text:span></text:p>
      <text:p text:style-name="Standard"><text:a xlink:type="simple" xlink:href="https://gizmodo.com/you-might-want-to-uninstall-vlc-immediately-1836641101" text:style-name="ListLabel_20_92" text:visited-style-name="ListLabel_20_92"><text:span text:style-name="T15">https://gizmodo.com/you-might-want-to-uninstall-vlc-immediately-1836641101</text:span></text:a></text:p>
      <text:p text:style-name="Standard"><text:a xlink:type="simple" xlink:href="https://portswigger.net/daily-swig/vlc-developer-debunks-reports-of-critical-security-issue-in-open-source-media-player" text:style-name="ListLabel_20_92" text:visited-style-name="ListLabel_20_92"><text:span text:style-name="T15">https://portswigger.net/daily-swig/vlc-developer-debunks-reports-of-critical-security-issue-in-open-source-media-player</text:span></text:a></text:p>
      <text:list xml:id="list601667628" text:style-name="WWNum7">
        <text:list-item>
          <text:p text:style-name="P6"><text:span text:style-name="T8">While unexploited, this one is bad. </text:span></text:p>
        </text:list-item>
        <text:list-item>
          <text:p text:style-name="P6"><text:span text:style-name="T8">An attacker can exploit a vulnerability in VLC to execute arbitrary code, create a denial of service state, disclose information, or manipulate files.</text:span></text:p>
        </text:list-item>
        <text:list-item>
          <text:p text:style-name="P6"><text:span text:style-name="T8">A patch is in the works. </text:span></text:p>
        </text:list-item>
        <text:list-item>
          <text:p text:style-name="P6"><text:span text:style-name="T8">Now go download RealPlayer. </text:span></text:p>
        </text:list-item>
        <text:list-item>
          <text:p text:style-name="P6"><text:span text:style-name="T12">In an updated tweet VLC themselves now say the original report was based on an outdated version and it was the fault of libebml</text:span></text:p>
        </text:list-item>
        <text:list-item>
          <text:p text:style-name="P6"><text:span text:style-name="T12">According to them, version 3.0.7.1 is not vulnerable.</text:span></text:p>
        </text:list-item>
        <text:list-item>
          <text:p text:style-name="P6"><text:span text:style-name="T8">The “bug” has been downgraded.</text:span></text:p>
        </text:list-item>
        <text:list-item>
          <text:p text:style-name="P6"><text:span text:style-name="T4">The German Security agency should have done their homework, and at least checked the latest version of VLC.</text:span></text:p>
        </text:list-item>
      </text:list>
      <text:p text:style-name="Standard"/>
      <text:p text:style-name="Standard"><text:span text:style-name="T11">Cloudy Deutschland </text:span></text:p>
      <text:p text:style-name="Standard"><text:a xlink:type="simple" xlink:href="https://nakedsecurity.sophos.com/2019/07/17/germany-bans-schools-from-using-tech-giants-clouds/" text:style-name="ListLabel_20_92" text:visited-style-name="ListLabel_20_92"><text:span text:style-name="T15">https://nakedsecurity.sophos.com/2019/07/17/germany-bans-schools-from-using-tech-giants-clouds/</text:span></text:a></text:p>
      <text:list xml:id="list177037899" text:style-name="WWNum5">
        <text:list-item>
          <text:p text:style-name="P7"><text:soft-page-break/><text:span text:style-name="T4">I find it refreshing that Germany is banning Office 365 because it can’t guarantee what student data is being sent back to Microsoft.</text:span></text:p>
          <text:list>
            <text:list-item>
              <text:p text:style-name="P15">“You can’t solve this problem by asking users for consent, the HBDI added. If you can’t be certain what data Microsoft collects or how the company will use it, then you can’t give informed consent.”</text:p>
            </text:list-item>
          </text:list>
        </text:list-item>
        <text:list-item>
          <text:p text:style-name="P7"><text:span text:style-name="T12">Good!</text:span></text:p>
        </text:list-item>
        <text:list-item>
          <text:p text:style-name="P7"><text:span text:style-name="T12">Maybe Munich will end up coming back around!</text:span></text:p>
        </text:list-item>
      </text:list>
      <text:p text:style-name="Standard"/>
      <text:p text:style-name="Standard"><text:span text:style-name="T11">Firefox security feature </text:span></text:p>
      <text:p text:style-name="Standard"><text:a xlink:type="simple" xlink:href="https://www.bleepingcomputer.com/news/software/firefox-to-warn-when-saved-logins-are-found-in-data-breaches/" text:style-name="ListLabel_20_92" text:visited-style-name="ListLabel_20_92"><text:span text:style-name="T15">https://www.bleepingcomputer.com/news/software/firefox-to-warn-when-saved-logins-are-found-in-data-breaches/</text:span></text:a></text:p>
      <text:list xml:id="list2266067199" text:style-name="WWNum1">
        <text:list-item>
          <text:p text:style-name="P8"><text:span text:style-name="T12">This is coming for Firefox 70.</text:span></text:p>
        </text:list-item>
        <text:list-item>
          <text:p text:style-name="P8"><text:span text:style-name="T12">In a world with several petabytes worth of breached credentials, this becomes a necessity.</text:span></text:p>
        </text:list-item>
        <text:list-item>
          <text:p text:style-name="P8"><text:span text:style-name="T4">Mozilla has been implementing a lot of forward thinking security measures in Firefox, and they have been talking about their partnership with the Have I Been Pwned data breach site for quite some time.</text:span></text:p>
        </text:list-item>
        <text:list-item>
          <text:p text:style-name="P8"><text:span text:style-name="T4">This is a beautiful implementation of that partnership to protect users data.</text:span></text:p>
        </text:list-item>
      </text:list>
      <text:p text:style-name="P4"/>
      <text:p text:style-name="Standard"><text:span text:style-name="T8">RH CTO AMA</text:span></text:p>
      <text:p text:style-name="Standard"><text:a xlink:type="simple" xlink:href="https://www.reddit.com/r/redhat/comments/cgtvt6/hi_im_chris_wright_cto_at_red_hat_i_am/" text:style-name="ListLabel_20_92" text:visited-style-name="ListLabel_20_92"><text:span text:style-name="T15">https://www.reddit.com/r/redhat/comments/cgtvt6/hi_im_chris_wright_cto_at_red_hat_i_am/</text:span></text:a></text:p>
      <text:list xml:id="list3495462058" text:style-name="WWNum4">
        <text:list-item>
          <text:p text:style-name="P9"><text:a xlink:type="simple" xlink:href="https://www.reddit.com/r/redhat/comments/cgtvt6/hi_im_chris_wright_cto_at_red_hat_i_am/eulozvq/" text:style-name="ListLabel_20_92" text:visited-style-name="ListLabel_20_92"><text:span text:style-name="T15">This</text:span></text:a><text:span text:style-name="T8"> is good to know. </text:span></text:p>
        </text:list-item>
        <text:list-item>
          <text:p text:style-name="P9"><text:span text:style-name="T8">Lots of questions about Red Hat getting Solarised. </text:span></text:p>
        </text:list-item>
        <text:list-item>
          <text:p text:style-name="P9"><text:span text:style-name="T12">IBM person also replied in the thread Venn highlighted.</text:span></text:p>
        </text:list-item>
      </text:list>
      <text:p text:style-name="Standard"/>
      <text:p text:style-name="Standard"><text:span text:style-name="T7">NDI OBS</text:span></text:p>
      <text:p text:style-name="Standard"><text:a xlink:type="simple" xlink:href="https://github.com/Palakis/obs-ndi" text:style-name="ListLabel_20_92" text:visited-style-name="ListLabel_20_92"><text:span text:style-name="T15">https://github.com/Palakis/obs-ndi</text:span></text:a></text:p>
      <text:list xml:id="list1837572528" text:style-name="WWNum3">
        <text:list-item>
          <text:p text:style-name="P10"><text:span text:style-name="T8">This has been out for a while but it’s always been a little iffy on Linux. </text:span></text:p>
        </text:list-item>
        <text:list-item>
          <text:p text:style-name="P10"><text:soft-page-break/><text:span text:style-name="T8">That is, until now. </text:span></text:p>
        </text:list-item>
        <text:list-item>
          <text:p text:style-name="P10"><text:span text:style-name="T8">The 4.6.0 from March is (by all accounts) rock solid. </text:span></text:p>
        </text:list-item>
        <text:list-item>
          <text:p text:style-name="P10"><text:span text:style-name="T8">Latency in “normal” mode is about that of the HDMI encoder. </text:span></text:p>
        </text:list-item>
        <text:list-item>
          <text:p text:style-name="P10"><text:span text:style-name="T8">Bit higher overhead since it has to do the network conversion. </text:span></text:p>
        </text:list-item>
        <text:list-item>
          <text:p text:style-name="P10"><text:span text:style-name="T8">Using around 15MB/s to send 720p 60 without audio. </text:span></text:p>
        </text:list-item>
        <text:list-item>
          <text:p text:style-name="P10"><text:span text:style-name="T8">Did I mention it can send audio?</text:span></text:p>
        </text:list-item>
        <text:list-item>
          <text:p text:style-name="P10"><text:span text:style-name="T4">Brought to you by NewTek, the company who invented the TriCaster live production audio/video/effects mixer, the Video Toaster and Lightwave 3D animation software.</text:span></text:p>
        </text:list-item>
      </text:list>
      <text:p text:style-name="Standard"/>
      <text:p text:style-name="Standard"><text:span text:style-name="T3">AXIOM Beta</text:span></text:p>
      <text:p text:style-name="Standard"><text:a xlink:type="simple" xlink:href="https://www.apertus.org/axiom-beta" text:style-name="ListLabel_20_92" text:visited-style-name="ListLabel_20_92"><text:span text:style-name="T15">https://www.apertus.org/axiom-beta</text:span></text:a></text:p>
      <text:list xml:id="list611121818" text:style-name="WWNum6">
        <text:list-item>
          <text:p text:style-name="P11"><text:span text:style-name="T8">I want to play with one, hard, but that price is eye-watering. </text:span></text:p>
        </text:list-item>
        <text:list-item>
          <text:p text:style-name="P11"><text:span text:style-name="T8">Working with some of the folks from Magic Lantern, the group making the open source firmware for Canon EOS cameras. </text:span></text:p>
        </text:list-item>
        <text:list-item>
          <text:p text:style-name="P11"><text:span text:style-name="T12">€4’000 for the devkit!</text:span></text:p>
        </text:list-item>
        <text:list-item>
          <text:p text:style-name="P11"><text:span text:style-name="T4">AXIOM is a fully customisable open source camera, both in hardware and software that can adapt to users needs.</text:span></text:p>
        </text:list-item>
        <text:list-item>
          <text:p text:style-name="P11"><text:span text:style-name="T4">It’s hardware, like sensors, FPGAs, and other components can be swapped out and upgraded, and the Linux OS can be modified or upgraded with changes to the hardware. <text:s/>Brilliant!</text:span></text:p>
        </text:list-item>
        <text:list-item>
          <text:p text:style-name="P11"><text:span text:style-name="T4">Yes, the price may be steep, but consider not having to buy a new high end camera every few years for new features and spending $1000+ each time, instead you can upgrade your camera like you do your PC and make it last for many years to come.</text:span></text:p>
        </text:list-item>
        <text:list-item>
          <text:p text:style-name="P11"><text:span text:style-name="T8">All that said, people in this price range aren't buying kit cameras. </text:span></text:p>
        </text:list-item>
        <text:list-item>
          <text:p text:style-name="P11"><text:span text:style-name="T8">Especially when you live in the world of $1,200 Black Magic 4K (real 4K) pocket cinema cameras. </text:span></text:p>
        </text:list-item>
        <text:list-item>
          <text:p text:style-name="P11"><text:span text:style-name="T8">This is prosumer hardware and priced accordingly. </text:span></text:p>
        </text:list-item>
        <text:list-item>
          <text:p text:style-name="P11"><text:span text:style-name="T8">It’s still a bargain when you consider a RED dragon brain is going to run you 14K on the low low low end. </text:span></text:p>
        </text:list-item>
        <text:list-item>
          <text:p text:style-name="P11"><text:span text:style-name="T8">And hey, open source! </text:span></text:p>
        </text:list-item>
      </text:list>
      <text:p text:style-name="Standard"><text:soft-page-break/></text:p>
      <text:p text:style-name="Standard"><text:span text:style-name="T8">Mix 1S YOGA</text:span></text:p>
      <text:p text:style-name="Standard"><text:a xlink:type="simple" xlink:href="https://liliputing.com/2019/07/one-mix-1s-yoga-mini-laptop-linux-test.html" text:style-name="ListLabel_20_92" text:visited-style-name="ListLabel_20_92"><text:span text:style-name="T15">https://liliputing.com/2019/07/one-mix-1s-yoga-mini-laptop-linux-test.html</text:span></text:a></text:p>
      <text:list xml:id="list634134996" text:style-name="WWNum2">
        <text:list-item>
          <text:p text:style-name="P12"><text:span text:style-name="T4">It is one of the smallest and most affordable mini-laptops, or Ultra Mobile PCs in this space at just $440.</text:span></text:p>
        </text:list-item>
        <text:list-item>
          <text:p text:style-name="P12"><text:span text:style-name="T4">This model does not come with a backlit keyboard, probably to bring the price down and generate less heat.</text:span></text:p>
        </text:list-item>
        <text:list-item>
          <text:p text:style-name="P12"><text:span text:style-name="T4">It is unique from the GPD Pocket in that it uses a convertible tablet-style design.</text:span></text:p>
        </text:list-item>
        <text:list-item>
          <text:p text:style-name="P12"><text:span text:style-name="T8">Ask yourself, how often do I misplace the remote / tablet. </text:span></text:p>
        </text:list-item>
        <text:list-item>
          <text:p text:style-name="P12"><text:span text:style-name="T8">$400 gets you</text:span></text:p>
          <text:list>
            <text:list-item>
              <text:p text:style-name="P16">7 inch, 1920 x 1200 pixel touchscreen display w/optional pen support (Goodix pen)</text:p>
            </text:list-item>
            <text:list-item>
              <text:p text:style-name="P16">1.5 GHz Intel Celeron 3965Y dual-core processor w/Intel HD 615 graphics</text:p>
            </text:list-item>
            <text:list-item>
              <text:p text:style-name="P16">8GB of RAM</text:p>
            </text:list-item>
            <text:list-item>
              <text:p text:style-name="P16">128GB PCIe NVMe solid state storage</text:p>
            </text:list-item>
            <text:list-item>
              <text:p text:style-name="P16">802.11ac WiFi</text:p>
            </text:list-item>
            <text:list-item>
              <text:p text:style-name="P16">Bluetooth 4.2</text:p>
            </text:list-item>
            <text:list-item>
              <text:p text:style-name="P16">CNC Aluminum chassis</text:p>
            </text:list-item>
          </text:list>
        </text:list-item>
        <text:list-item>
          <text:p text:style-name="P12"><text:span text:style-name="T8">It folds like a tablet and I like that. </text:span></text:p>
        </text:list-item>
        <text:list-item>
          <text:p text:style-name="P12"><text:span text:style-name="T12">Thicc 7” is pretty good!</text:span></text:p>
        </text:list-item>
        <text:list-item>
          <text:p text:style-name="P12"><text:span text:style-name="T12">Though it’s gonna get warm.</text:span></text:p>
        </text:list-item>
      </text:list>
      <text:p text:style-name="Standard"/>
      <text:p text:style-name="Standard"><draw:rect text:anchor-type="as-char" style:rel-width="100%" draw:z-index="5" draw:style-name="gr1" draw:text-style-name="P18" svg:width="0.0012in" svg:height="0.0213in"><text:p/></draw:rect></text:p>
      <text:p text:style-name="Standard">Plugs</text:p>
      <text:p text:style-name="Standard"><text:soft-page-break/></text:p>
      <text:p text:style-name="Standard">Giovanni (Chicago Kicks Arse)</text:p>
      <text:p text:style-name="Standard">Scoots (Exex prod)</text:p>
      <text:p text:style-name="Standard">Nathan (new pats)</text:p>
      <text:p text:style-name="Standard">Mostly_linux (liberapay)</text:p>
      <text:p text:style-name="Standard">David (liberapay)</text:p>
      <text:p text:style-name="Standard">LinuxGNURU (Cube Case)</text:p>
      <text:p text:style-name="Standard"/>
      <text:p text:style-name="Standard"><draw:rect text:anchor-type="as-char" style:rel-width="100%" draw:z-index="6" draw:style-name="gr1" draw:text-style-name="P18" svg:width="0.0012in" svg:height="0.0213in"><text:p/></draw:rect></text:p>
      <text:p text:style-name="Standard">Slice of Pi</text:p>
      <text:p text:style-name="Standard"/>
      <text:p text:style-name="Standard"><text:span text:style-name="T11">Oracle Pi </text:span></text:p>
      <text:p text:style-name="Standard"><text:a xlink:type="simple" xlink:href="https://www.linuxjournal.com/content/oracle-linux-btrfs-raspberry-pi" text:style-name="ListLabel_20_92" text:visited-style-name="ListLabel_20_92"><text:span text:style-name="T15">https://www.linuxjournal.com/content/oracle-linux-btrfs-raspberry-pi</text:span></text:a></text:p>
      <text:list xml:id="list318032837" text:style-name="WWNum8">
        <text:list-item>
          <text:p text:style-name="P13"><text:span text:style-name="T12">We need Strider to give a try.</text:span></text:p>
        </text:list-item>
        <text:list-item>
          <text:p text:style-name="P13"><text:span text:style-name="T4">This is Oracle’s development preview for the ARM architecture, specifically for use with the Raspberry Pi 3.</text:span></text:p>
        </text:list-item>
        <text:list-item>
          <text:p text:style-name="P13"><text:span text:style-name="T4">Included in the preview is the Unbreakable Enterprise Kernel Release 5, based on the upstream 4.14 kernel.</text:span></text:p>
        </text:list-item>
      </text:list>
      <text:p text:style-name="Standard"><draw:rect text:anchor-type="as-char" style:rel-width="100%" draw:z-index="7" draw:style-name="gr1" draw:text-style-name="P18" svg:width="0.0012in" svg:height="0.0213in"><text:p/></draw:rect></text:p>
      <text:p text:style-name="Standard">Feedback</text:p>
      <text:p text:style-name="Standard"/>
      <text:p text:style-name="Standard">Cases</text:p>
      <text:p text:style-name="Standard"><text:a xlink:type="simple" xlink:href="https://linuxgamecast.com/bradley/?bDMhgly" text:style-name="ListLabel_20_92" text:visited-style-name="ListLabel_20_92"><text:span text:style-name="T15">https://linuxgamecast.com/bradley/?bDMhgly</text:span></text:a></text:p>
      <text:p text:style-name="Standard"><text:soft-page-break/></text:p>
      <text:p text:style-name="Standard">Sensors </text:p>
      <text:p text:style-name="Standard"><text:a xlink:type="simple" xlink:href="https://linuxgamecast.com/bradley/?IEV6pFN" text:style-name="ListLabel_20_92" text:visited-style-name="ListLabel_20_92"><text:span text:style-name="T15">https://linuxgamecast.com/bradley/?IEV6pFN</text:span></text:a></text:p>
      <text:list xml:id="list2503600743" text:style-name="WWNum10">
        <text:list-item>
          <text:p text:style-name="P14"><text:span text:style-name="T12">We’re on the same boat!</text:span></text:p>
        </text:list-item>
        <text:list-item>
          <text:p text:style-name="P14"><text:span text:style-name="T12">With the 1600 I had the k10temp at least.</text:span></text:p>
        </text:list-item>
        <text:list-item>
          <text:p text:style-name="P14"><text:span text:style-name="T12">With the 3700X I have noth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color="#ff0000"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1" meta:word-count="1051" meta:character-count="6571" meta:non-whitespace-character-count="5674"/>
    <meta:generator>LibreOfficeDev/6.0.5.2$Linux_X86_64 LibreOffice_project/</meta:generator>
  </office:meta>
</office:document-meta>
</file>